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26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7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8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P1" style:family="paragraph">
      <style:paragraph-properties fo:line-height="140.00%" fo:text-align="center"/>
    </style:style>
    <style:style style:name="P2" style:family="paragraph">
      <style:paragraph-properties fo:line-height="140.00%" fo:text-align="lef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40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40.00%" fo:text-align="lef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40.00%" fo:text-align="left"/>
    </style:style>
  </office:automatic-styles>
  <office:body>
    <office:text>
      <text:p text:style-name="P1"><text:span text:style-name="T1">Experiment Code Documentation</text:span></text:p>
      <text:p text:style-name="P2"><text:span text:style-name="T1">Introduction</text:span></text:p>
      <text:p text:style-name="P2"><text:span text:style-name="T2">This document captures the experiment implementation details.</text:span></text:p>
      <text:p text:style-name="P3"><text:span text:style-name="T3"/></text:p>
      <text:p text:style-name="P4"><text:span text:style-name="T4">Code Details</text:span></text:p>
      <text:p text:style-name="P4"><text:span text:style-name="T5">A)-File Name : load.js</text:span></text:p>
      <text:p text:style-name="P4"><text:span text:style-name="T5">File Description : This file contains functionality regarding pattern recogination on loading.</text:span></text:p>
      <text:p text:style-name="P4"><text:span text:style-name="T6"/></text:p>
      <text:p text:style-name="P5"><text:span text:style-name="T7">1)-Function Name : buttons functionality</text:span></text:p>
      <text:p text:style-name="P5"><text:span text:style-name="T7">Function Description : </text:span></text:p>
      <text:p text:style-name="P5"><text:span text:style-name="T8">This function is used to generate the container structure for each dataset onClick they load individually no inter dependency among these datasets.</text:span></text:p>
      <text:p text:style-name="P5"><text:span text:style-name="T9">2)varible Name : data</text:span></text:p>
      <text:p text:style-name="P5"><text:span text:style-name="T9">varible Description : </text:span></text:p>
      <text:p text:style-name="P5"><text:span text:style-name="T10"><text:s/>These varinbles hold the data of the datasets individually.</text:span></text:p>
      <text:p text:style-name="P6"><text:span text:style-name="T11">3)Function Name :<text:s/></text:span><text:span text:style-name="T12">markpoints()</text:span><text:span text:style-name="T13"/></text:p>
      <text:p text:style-name="P6"><text:span text:style-name="T13">Function Description : </text:span></text:p>
      <text:p text:style-name="P6"><text:span text:style-name="T14"><text:s/>This function helps to mark the points on the chartjs ,so that they can be classified.</text:span></text:p>
      <text:p text:style-name="P6"><text:span text:style-name="T15">4)-Function Name :<text:s/></text:span><text:span text:style-name="T16">drawCoordinates(x,y);</text:span><text:span text:style-name="T17"/></text:p>
      <text:p text:style-name="P6"><text:span text:style-name="T17">Function Description : </text:span></text:p>
      <text:p text:style-name="P6"><text:span text:style-name="T18">This function is the helper function to markpoints.</text:span></text:p>
      <text:p text:style-name="P6"><text:span text:style-name="T19">5)-Function Name :<text:s/></text:span><text:span text:style-name="T20">getPosition(event)</text:span><text:span text:style-name="T21"/></text:p>
      <text:p text:style-name="P6"><text:span text:style-name="T21">Function Description : </text:span></text:p>
      <text:p text:style-name="P6"><text:span text:style-name="T22">This function is also helper to drawcoordinates and markpoints,this has even the classification algorithm.</text:span></text:p>
      <text:p text:style-name="P7"><text:span text:style-name="T23">B)-File Name : index.js</text:span></text:p>
      <text:p text:style-name="P7"><text:span text:style-name="T23">File Description : This file contains the all html elements and canvas elemts that hold the chartjs.</text:span><text:span text:style-name="T24"/></text:p>
      <text:p text:style-name="P8"><text:span text:style-name="T24"/></text:p>
      <text:p text:style-name="P9"><text:span text:style-name="T24"/></text:p>
      <text:p text:style-name="P10"><text:span text:style-name="T25">Other details:</text:span></text:p>
      <text:p text:style-name="P10"><text:span text:style-name="T26">1)</text:span><text:span text:style-name="T27">- What is the browser Compitability?</text:span></text:p>
      <text:p text:style-name="P10"><text:span text:style-name="T27">Quiz is not working on chrome. But it works fine on Firefox. So latest Firefox browser is recommended.</text:span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